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118in"/>
    </style:style>
    <style:style style:name="co2" style:family="table-column">
      <style:table-column-properties fo:break-before="auto" style:column-width="1.3445in"/>
    </style:style>
    <style:style style:name="co3" style:family="table-column">
      <style:table-column-properties fo:break-before="auto" style:column-width="0.3902in"/>
    </style:style>
    <style:style style:name="co4" style:family="table-column">
      <style:table-column-properties fo:break-before="auto" style:column-width="0.3937in"/>
    </style:style>
    <style:style style:name="co5" style:family="table-column">
      <style:table-column-properties fo:break-before="auto" style:column-width="0.7193in"/>
    </style:style>
    <style:style style:name="co6" style:family="table-column">
      <style:table-column-properties fo:break-before="auto" style:column-width="2.2516in"/>
    </style:style>
    <style:style style:name="co7" style:family="table-column">
      <style:table-column-properties fo:break-before="auto" style:column-width="1.0291in"/>
    </style:style>
    <style:style style:name="co8" style:family="table-column">
      <style:table-column-properties fo:break-before="auto" style:column-width="0.848in"/>
    </style:style>
    <style:style style:name="co9" style:family="table-column">
      <style:table-column-properties fo:break-before="auto" style:column-width="2.4362in"/>
    </style:style>
    <style:style style:name="co10" style:family="table-column">
      <style:table-column-properties fo:break-before="auto" style:column-width="0.9547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7957in"/>
    </style:style>
    <style:style style:name="co13" style:family="table-column">
      <style:table-column-properties fo:break-before="auto" style:column-width="0.7118in"/>
    </style:style>
    <style:style style:name="co14" style:family="table-column">
      <style:table-column-properties fo:break-before="auto" style:column-width="0.689in"/>
    </style:style>
    <style:style style:name="co15" style:family="table-column">
      <style:table-column-properties fo:break-before="auto" style:column-width="1.6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8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28" style:family="table-cell" style:parent-style-name="Default">
      <style:table-cell-properties fo:background-color="#cccccc"/>
    </style:style>
    <style:style style:name="ce29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in"/>
    </style:style>
    <style:style style:name="ce30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eeeeee"/>
    </style:style>
    <style:style style:name="ce35" style:family="table-cell" style:parent-style-name="Default">
      <style:table-cell-properties fo:background-color="#cccccc"/>
      <style:text-properties fo:color="#ce181e"/>
    </style:style>
    <style:style style:name="ce36" style:family="table-cell" style:parent-style-name="Default" style:data-style-name="N100">
      <style:table-cell-properties fo:background-color="#cccccc" style:text-align-source="fix" style:repeat-content="false" fo:wrap-option="wrap" style:vertical-align="top"/>
      <style:paragraph-properties fo:text-align="start" fo:margin-left="0in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ff3333" fo:font-weight="bold" style:font-weight-asian="bold" style:font-weight-complex="bold"/>
    </style:style>
    <style:style style:name="ce56" style:family="table-cell" style:parent-style-name="Default" style:data-style-name="N100">
      <style:table-cell-properties fo:background-color="#cccccc" style:text-align-source="fix" style:repeat-content="false"/>
      <style:paragraph-properties fo:text-align="start" fo:margin-left="0in"/>
    </style:style>
    <style:style style:name="ce57" style:family="table-cell" style:parent-style-name="Default" style:data-style-name="N100">
      <style:table-cell-properties fo:background-color="#cccccc"/>
      <style:text-properties fo:font-weight="bold" style:font-weight-asian="bold" style:font-weight-complex="bold"/>
    </style:style>
    <style:style style:name="ce58" style:family="table-cell" style:parent-style-name="Default" style:data-style-name="N100">
      <style:table-cell-properties fo:background-color="transparent"/>
      <style:text-properties fo:font-weight="normal" style:font-weight-asian="normal" style:font-weight-complex="normal"/>
    </style:style>
    <style:style style:name="ce5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 style:data-style-name="N100"/>
    <style:style style:name="ce6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62" style:family="table-cell" style:parent-style-name="Default">
      <style:text-properties style:use-window-font-color="true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fo:font-weight="bold" style:font-weight-asian="bold" style:font-weight-complex="bold"/>
    </style:style>
    <style:style style:name="ce6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able.consta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ce59"/>
        <table:table-column table:style-name="co14" table:default-cell-style-name="Default"/>
        <table:table-column table:style-name="co15" table:default-cell-style-name="Default"/>
        <table:table-column table:style-name="co11" table:number-columns-repeated="1007" table:default-cell-style-name="Default"/>
        <table:table-row table:style-name="ro1">
          <table:table-cell table:style-name="ce1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SG.NAME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FORMELZEICHEN</text:p>
          </table:table-cell>
          <table:table-cell table:style-name="ce1" office:value-type="string" calcext:value-type="string">
            <text:p>LSG.FORMEL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BEZIEHUNG</text:p>
          </table:table-cell>
          <table:table-cell table:style-name="ce1" office:value-type="string" calcext:value-type="string">
            <text:p>LSG.BEZIEHUNG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WERT</text:p>
          </table:table-cell>
          <table:table-cell table:style-name="ce1" office:value-type="string" calcext:value-type="string">
            <text:p>LSG.WERT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Zeichen</text:p>
          </table:table-cell>
          <table:table-cell table:style-name="ce1" office:value-type="string" calcext:value-type="string">
            <text:p>Beziehung</text:p>
          </table:table-cell>
          <table:table-cell table:style-name="ce55" office:value-type="string" calcext:value-type="string">
            <text:p>Wert</text:p>
          </table:table-cell>
          <table:table-cell table:style-name="ce1" office:value-type="string" calcext:value-type="string">
            <text:p>Einheit</text:p>
          </table:table-cell>
          <table:table-cell table:style-name="ce63" office:value-type="string" calcext:value-type="string">
            <text:p>siunitx</text:p>
          </table:table-cell>
          <table:table-cell table:style-name="ce1" office:value-type="string" calcext:value-type="string">
            <text:p>Anderes</text:p>
          </table:table-cell>
          <table:table-cell table:style-name="ce1" table:number-columns-repeated="1006"/>
        </table:table-row>
        <table:table-row table:style-name="ro1">
          <table:table-cell table:style-name="ce28" office:value-type="string" calcext:value-type="string">
            <text:p>#</text:p>
          </table:table-cell>
          <table:table-cell table:style-name="ce28" office:value-type="string" calcext:value-type="string">
            <text:p>Gib das Formelzeichen an für</text:p>
          </table:table-cell>
          <table:table-cell table:style-name="ce28" office:value-type="string" calcext:value-type="string">
            <text:p>Lsg</text:p>
          </table:table-cell>
          <table:table-cell table:style-name="ce28"/>
          <table:table-cell table:style-name="ce28" office:value-type="string" calcext:value-type="string">
            <text:p>Gib den Namen der Konstante an</text:p>
          </table:table-cell>
          <table:table-cell table:style-name="ce28" office:value-type="string" calcext:value-type="string">
            <text:p>Lsg.</text:p>
          </table:table-cell>
          <table:table-cell table:style-name="ce28"/>
          <table:table-cell table:style-name="ce28" office:value-type="string" calcext:value-type="string">
            <text:p>Welche Konstante berechnet sich wie folgt</text:p>
          </table:table-cell>
          <table:table-cell table:style-name="ce28" office:value-type="string" calcext:value-type="string">
            <text:p>Lsg</text:p>
          </table:table-cell>
          <table:table-cell table:style-name="ce28"/>
          <table:table-cell table:style-name="ce28" office:value-type="string" calcext:value-type="string">
            <text:p>Welche Konstante ist hier angegeben</text:p>
          </table:table-cell>
          <table:table-cell table:style-name="ce28" office:value-type="string" calcext:value-type="string">
            <text:p>Lsg.</text:p>
          </table:table-cell>
          <table:table-cell table:style-name="ce28"/>
          <table:table-cell table:number-columns-repeated="3" table:style-name="ce28" office:value-type="string" calcext:value-type="string">
            <text:p>####</text:p>
          </table:table-cell>
          <table:table-cell table:style-name="ce56" office:value-type="string" calcext:value-type="string">
            <text:p>####</text:p>
          </table:table-cell>
          <table:table-cell table:number-columns-repeated="2" table:style-name="ce28" office:value-type="string" calcext:value-type="string">
            <text:p>####</text:p>
          </table:table-cell>
          <table:table-cell table:style-name="ce28" table:number-columns-repeated="1007"/>
        </table:table-row>
        <table:table-row table:style-name="ro2">
          <table:table-cell table:style-name="ce29"/>
          <table:table-cell table:style-name="ce29" office:value-type="string" calcext:value-type="string">
            <text:p>Give the symbol of the physical constant</text:p>
          </table:table-cell>
          <table:table-cell table:style-name="ce29" office:value-type="string" calcext:value-type="string">
            <text:p>Lsg</text:p>
          </table:table-cell>
          <table:table-cell table:style-name="ce29"/>
          <table:table-cell table:style-name="ce29" office:value-type="string" calcext:value-type="string">
            <text:p>Give the name of the constant</text:p>
          </table:table-cell>
          <table:table-cell table:style-name="ce29" office:value-type="string" calcext:value-type="string">
            <text:p>Lsg.</text:p>
          </table:table-cell>
          <table:table-cell table:style-name="ce29"/>
          <table:table-cell table:style-name="ce29" office:value-type="string" calcext:value-type="string">
            <text:p>Which physical constant can be calculated by</text:p>
          </table:table-cell>
          <table:table-cell table:style-name="ce29" office:value-type="string" calcext:value-type="string">
            <text:p>Lsg</text:p>
          </table:table-cell>
          <table:table-cell table:style-name="ce29"/>
          <table:table-cell table:style-name="ce29" office:value-type="string" calcext:value-type="string">
            <text:p>Which physical constant is approximately given by</text:p>
          </table:table-cell>
          <table:table-cell table:style-name="ce29" office:value-type="string" calcext:value-type="string">
            <text:p>Lsg.</text:p>
          </table:table-cell>
          <table:table-cell table:style-name="ce29"/>
          <table:table-cell table:style-name="ce36" table:number-columns-repeated="6"/>
          <table:table-cell table:style-name="ce29" table:number-columns-repeated="1007"/>
        </table:table-row>
        <table:table-row table:style-name="ro1">
          <table:table-cell table:style-name="ce30" office:value-type="string" calcext:value-type="string">
            <text:p>#</text:p>
          </table:table-cell>
          <table:table-cell table:style-name="ce30" office:value-type="string" calcext:value-type="string">
            <text:p># NAME</text:p>
          </table:table-cell>
          <table:table-cell table:style-name="ce30" table:formula="of:=[.C1]" office:value-type="string" office:string-value="LSG.NAME" calcext:value-type="string">
            <text:p>LSG.NAME</text:p>
          </table:table-cell>
          <table:table-cell table:style-name="ce30"/>
          <table:table-cell table:style-name="ce30" table:formula="of:=[.E1]" office:value-type="string" office:string-value="FORMELZEICHEN" calcext:value-type="string">
            <text:p>FORMELZEICHEN</text:p>
          </table:table-cell>
          <table:table-cell table:style-name="ce30" table:formula="of:=[.F1]" office:value-type="string" office:string-value="LSG.FORMEL" calcext:value-type="string">
            <text:p>LSG.FORMEL</text:p>
          </table:table-cell>
          <table:table-cell table:style-name="ce30"/>
          <table:table-cell table:style-name="ce30" table:formula="of:=[.H1]" office:value-type="string" office:string-value="BEZIEHUNG" calcext:value-type="string">
            <text:p>BEZIEHUNG</text:p>
          </table:table-cell>
          <table:table-cell table:style-name="ce30" table:formula="of:=[.I1]" office:value-type="string" office:string-value="LSG.BEZIEHUNG" calcext:value-type="string">
            <text:p>LSG.BEZIEHUNG</text:p>
          </table:table-cell>
          <table:table-cell table:style-name="ce30"/>
          <table:table-cell table:style-name="ce30" table:formula="of:=[.K1]" office:value-type="string" office:string-value="WERT" calcext:value-type="string">
            <text:p>WERT</text:p>
          </table:table-cell>
          <table:table-cell table:style-name="ce30" table:formula="of:=[.L1]" office:value-type="string" office:string-value="LSG.WERT" calcext:value-type="string">
            <text:p>LSG.WERT</text:p>
          </table:table-cell>
          <table:table-cell table:style-name="ce30"/>
          <table:table-cell table:style-name="ce30" table:formula="of:=[.N1]" office:value-type="string" office:string-value="Name" calcext:value-type="string">
            <text:p>Name</text:p>
          </table:table-cell>
          <table:table-cell table:style-name="ce30" table:formula="of:=[.O1]" office:value-type="string" office:string-value="Zeichen" calcext:value-type="string">
            <text:p>Zeichen</text:p>
          </table:table-cell>
          <table:table-cell table:style-name="ce30" table:formula="of:=[.P1]" office:value-type="string" office:string-value="Beziehung" calcext:value-type="string">
            <text:p>Beziehung</text:p>
          </table:table-cell>
          <table:table-cell table:style-name="ce57" table:formula="of:=[.Q1]" office:value-type="string" office:string-value="Wert" calcext:value-type="string">
            <text:p>Wert</text:p>
          </table:table-cell>
          <table:table-cell table:style-name="ce30" table:formula="of:=[.R1]" office:value-type="string" office:string-value="Einheit" calcext:value-type="string">
            <text:p>Einheit</text:p>
          </table:table-cell>
          <table:table-cell table:style-name="ce64" table:formula="of:=[.S1]" office:value-type="string" office:string-value="siunitx" calcext:value-type="string">
            <text:p>siunitx</text:p>
          </table:table-cell>
          <table:table-cell table:style-name="ce64" table:formula="of:=[.T1]" office:value-type="string" office:string-value="Anderes" calcext:value-type="string">
            <text:p>Anderes</text:p>
          </table:table-cell>
          <table:table-cell table:style-name="ce30" table:number-columns-repeated="2"/>
          <table:table-cell table:style-name="ce30" office:value-type="string" calcext:value-type="string">
            <text:p>Name (dt.)</text:p>
          </table:table-cell>
          <table:table-cell table:style-name="ce30"/>
          <table:table-cell table:style-name="ce30" office:value-type="string" calcext:value-type="string">
            <text:p>Name (engl.)</text:p>
          </table:table-cell>
          <table:table-cell table:style-name="ce30" table:number-columns-repeated="1001"/>
        </table:table-row>
        <table:table-row table:style-name="ro1">
          <table:table-cell table:style-name="ce31"/>
          <table:table-cell table:style-name="ce28" table:formula="of:=IF([.N5]=&quot;&quot;;&quot;&quot;;[.N5])" office:value-type="string" office:string-value="absolute zero" calcext:value-type="string">
            <text:p>absolute zero</text:p>
          </table:table-cell>
          <table:table-cell table:style-name="ce32"/>
          <table:table-cell table:style-name="ce33"/>
          <table:table-cell table:style-name="ce28" table:formula="of:=IF([.$N5]=&quot;&quot;;&quot;&quot;;CONCATENATE(&quot;$&quot;;[.$O5];&quot;$&quot;))" office:value-type="string" office:string-value="$\SI{0}{\kelvin}$" calcext:value-type="string">
            <text:p>$\SI{0}{\kelvin}$</text:p>
          </table:table-cell>
          <table:table-cell table:style-name="ce28" table:formula="of:=IF([.N5]=&quot;&quot;;&quot;&quot;;[.N5])" office:value-type="string" office:string-value="absolute zero" calcext:value-type="string">
            <text:p>absolute zero</text:p>
          </table:table-cell>
          <table:table-cell table:style-name="ce28"/>
          <table:table-cell table:style-name="ce32"/>
          <table:table-cell table:style-name="ce34"/>
          <table:table-cell table:style-name="ce28"/>
          <table:table-cell table:style-name="ce28" table:formula="of:=IF([.N5]=&quot;&quot;;&quot;&quot;;CONCATENATE(&quot;\SI{&quot;;[.Q5];&quot;}{&quot;;[.S5];&quot;}&quot;))" office:value-type="string" office:string-value="\SI{-273.15}{\celsius}" calcext:value-type="string">
            <text:p>\SI{-273.15}{\celsius}</text:p>
          </table:table-cell>
          <table:table-cell table:style-name="ce28" table:formula="of:=IF([.$N5]=&quot;&quot;;&quot;&quot;;CONCATENATE(&quot;$&quot;;[.$O5];&quot;$&quot;))" office:value-type="string" office:string-value="$\SI{0}{\kelvin}$" calcext:value-type="string">
            <text:p>$\SI{0}{\kelvin}$</text:p>
          </table:table-cell>
          <table:table-cell table:style-name="ce28"/>
          <table:table-cell table:style-name="ce31" table:formula="of:=[.Y5]" office:value-type="string" office:string-value="absolute zero" calcext:value-type="string">
            <text:p>absolute zero</text:p>
          </table:table-cell>
          <table:table-cell table:number-columns-repeated="2" table:style-name="ce31" office:value-type="string" calcext:value-type="string">
            <text:p>\SI{0}{\kelvin}</text:p>
          </table:table-cell>
          <table:table-cell table:style-name="ce58" office:value-type="string" calcext:value-type="string">
            <text:p>-273.15</text:p>
          </table:table-cell>
          <table:table-cell table:style-name="ce31" office:value-type="string" calcext:value-type="string">
            <text:p>°C</text:p>
          </table:table-cell>
          <table:table-cell table:style-name="ce65" office:value-type="string" calcext:value-type="string">
            <text:p>\celsius</text:p>
          </table:table-cell>
          <table:table-cell table:style-name="ce66"/>
          <table:table-cell table:style-name="ce31" table:number-columns-repeated="2"/>
          <table:table-cell table:style-name="ce31" office:value-type="string" calcext:value-type="string">
            <text:p>Absoluter Nullpunkt</text:p>
          </table:table-cell>
          <table:table-cell table:style-name="ce31"/>
          <table:table-cell table:style-name="ce31" office:value-type="string" calcext:value-type="string">
            <text:p>absolute zero</text:p>
          </table:table-cell>
          <table:table-cell table:style-name="ce31"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6]=&quot;&quot;;&quot;&quot;;[.N6])" office:value-type="string" office:string-value="unified atomic mass unit" calcext:value-type="string">
            <text:p>unified atomic mass unit</text:p>
          </table:table-cell>
          <table:table-cell table:style-name="ce28" table:formula="of:=IF([.$N6]=&quot;&quot;;&quot;&quot;;CONCATENATE(&quot;$&quot;;[.$O6];&quot;$&quot;))" office:value-type="string" office:string-value="$\SI{1}{\amu}$" calcext:value-type="string">
            <text:p>$\SI{1}{\amu}$</text:p>
          </table:table-cell>
          <table:table-cell table:style-name="ce28"/>
          <table:table-cell table:style-name="ce28" table:formula="of:=IF([.$N6]=&quot;&quot;;&quot;&quot;;CONCATENATE(&quot;$&quot;;[.$O6];&quot;$&quot;))" office:value-type="string" office:string-value="$\SI{1}{\amu}$" calcext:value-type="string">
            <text:p>$\SI{1}{\amu}$</text:p>
          </table:table-cell>
          <table:table-cell table:style-name="ce28" table:formula="of:=IF([.N6]=&quot;&quot;;&quot;&quot;;[.N6])" office:value-type="string" office:string-value="unified atomic mass unit" calcext:value-type="string">
            <text:p>unified atomic mass unit</text:p>
          </table:table-cell>
          <table:table-cell table:style-name="ce28"/>
          <table:table-cell table:style-name="ce34" office:value-type="string" calcext:value-type="string">
            <text:p>$\frac{1}{12}\cdot m({}^{12}\text{C})$</text:p>
          </table:table-cell>
          <table:table-cell table:style-name="ce28" table:formula="of:=IF([.$N6]=&quot;&quot;;&quot;&quot;;CONCATENATE(&quot;$&quot;;[.$O6];&quot;$&quot;))" office:value-type="string" office:string-value="$\SI{1}{\amu}$" calcext:value-type="string">
            <text:p>$\SI{1}{\amu}$</text:p>
          </table:table-cell>
          <table:table-cell table:style-name="ce28"/>
          <table:table-cell table:style-name="ce28" table:formula="of:=IF([.N6]=&quot;&quot;;&quot;&quot;;CONCATENATE(&quot;\SI{&quot;;[.Q6];&quot;}{&quot;;[.S6];&quot;}&quot;))" office:value-type="string" office:string-value="\SI{1.66e-27}{\kilogram}" calcext:value-type="string">
            <text:p>\SI{1.66e-27}{\kilogram}</text:p>
          </table:table-cell>
          <table:table-cell table:style-name="ce28" table:formula="of:=IF([.$N6]=&quot;&quot;;&quot;&quot;;CONCATENATE(&quot;$&quot;;[.$O6];&quot;$&quot;))" office:value-type="string" office:string-value="$\SI{1}{\amu}$" calcext:value-type="string">
            <text:p>$\SI{1}{\amu}$</text:p>
          </table:table-cell>
          <table:table-cell table:style-name="ce28"/>
          <table:table-cell table:formula="of:=[.Y6]" office:value-type="string" office:string-value="unified atomic mass unit" calcext:value-type="string">
            <text:p>unified atomic mass unit</text:p>
          </table:table-cell>
          <table:table-cell office:value-type="string" calcext:value-type="string">
            <text:p>\SI{1}{\amu}</text:p>
          </table:table-cell>
          <table:table-cell office:value-type="string" calcext:value-type="string">
            <text:p>m(12C)/12</text:p>
          </table:table-cell>
          <table:table-cell office:value-type="string" calcext:value-type="string">
            <text:p>1.66e-27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\kilogram</text:p>
          </table:table-cell>
          <table:table-cell table:number-columns-repeated="3"/>
          <table:table-cell office:value-type="string" calcext:value-type="string">
            <text:p>Atomare Masseneinheit</text:p>
          </table:table-cell>
          <table:table-cell/>
          <table:table-cell office:value-type="string" calcext:value-type="string">
            <text:p>unified atomic mass uni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7]=&quot;&quot;;&quot;&quot;;[.N7])" office:value-type="string" office:string-value="Avogadro constant" calcext:value-type="string">
            <text:p>Avogadro constant</text:p>
          </table:table-cell>
          <table:table-cell table:style-name="ce28" table:formula="of:=IF([.$N7]=&quot;&quot;;&quot;&quot;;CONCATENATE(&quot;$&quot;;[.$O7];&quot;$&quot;))" office:value-type="string" office:string-value="$N_A$" calcext:value-type="string">
            <text:p>$N_A$</text:p>
          </table:table-cell>
          <table:table-cell table:style-name="ce28"/>
          <table:table-cell table:style-name="ce28" table:formula="of:=IF([.$N7]=&quot;&quot;;&quot;&quot;;CONCATENATE(&quot;$&quot;;[.$O7];&quot;$&quot;))" office:value-type="string" office:string-value="$N_A$" calcext:value-type="string">
            <text:p>$N_A$</text:p>
          </table:table-cell>
          <table:table-cell table:style-name="ce28" table:formula="of:=IF([.N7]=&quot;&quot;;&quot;&quot;;[.N7])" office:value-type="string" office:string-value="Avogadro constant" calcext:value-type="string">
            <text:p>Avogadro constant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7]=&quot;&quot;;&quot;&quot;;CONCATENATE(&quot;\SI{&quot;;[.Q7];&quot;}{&quot;;[.S7];&quot;}&quot;))" office:value-type="string" office:string-value="\SI{6.02e23}{\per\mol}" calcext:value-type="string">
            <text:p>\SI{6.02e23}{\per\mol}</text:p>
          </table:table-cell>
          <table:table-cell table:style-name="ce28" table:formula="of:=IF([.$N7]=&quot;&quot;;&quot;&quot;;CONCATENATE(&quot;$&quot;;[.$O7];&quot;$&quot;))" office:value-type="string" office:string-value="$N_A$" calcext:value-type="string">
            <text:p>$N_A$</text:p>
          </table:table-cell>
          <table:table-cell table:style-name="ce28"/>
          <table:table-cell table:formula="of:=[.Y7]" office:value-type="string" office:string-value="Avogadro constant" calcext:value-type="string">
            <text:p>Avogadro constant</text:p>
          </table:table-cell>
          <table:table-cell office:value-type="string" calcext:value-type="string">
            <text:p>N_A</text:p>
          </table:table-cell>
          <table:table-cell/>
          <table:table-cell table:style-name="ce60" office:value-type="string" calcext:value-type="string">
            <text:p>6.02e23</text:p>
          </table:table-cell>
          <table:table-cell office:value-type="string" calcext:value-type="string">
            <text:p>1 / mol</text:p>
          </table:table-cell>
          <table:table-cell office:value-type="string" calcext:value-type="string">
            <text:p>\per\mol</text:p>
          </table:table-cell>
          <table:table-cell table:number-columns-repeated="3"/>
          <table:table-cell office:value-type="string" calcext:value-type="string">
            <text:p>Avogadro-Konstante</text:p>
          </table:table-cell>
          <table:table-cell/>
          <table:table-cell office:value-type="string" calcext:value-type="string">
            <text:p>Avogadro constan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8]=&quot;&quot;;&quot;&quot;;[.N8])" office:value-type="string" office:string-value="Boltzmann constant" calcext:value-type="string">
            <text:p>Boltzmann constant</text:p>
          </table:table-cell>
          <table:table-cell table:style-name="ce28" table:formula="of:=IF([.$N8]=&quot;&quot;;&quot;&quot;;CONCATENATE(&quot;$&quot;;[.$O8];&quot;$&quot;))" office:value-type="string" office:string-value="$k_B$" calcext:value-type="string">
            <text:p>$k_B$</text:p>
          </table:table-cell>
          <table:table-cell table:style-name="ce28"/>
          <table:table-cell table:style-name="ce28" table:formula="of:=IF([.$N8]=&quot;&quot;;&quot;&quot;;CONCATENATE(&quot;$&quot;;[.$O8];&quot;$&quot;))" office:value-type="string" office:string-value="$k_B$" calcext:value-type="string">
            <text:p>$k_B$</text:p>
          </table:table-cell>
          <table:table-cell table:style-name="ce28" table:formula="of:=IF([.N8]=&quot;&quot;;&quot;&quot;;[.N8])" office:value-type="string" office:string-value="Boltzmann constant" calcext:value-type="string">
            <text:p>Boltzmann constant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8]=&quot;&quot;;&quot;&quot;;CONCATENATE(&quot;\SI{&quot;;[.Q8];&quot;}{&quot;;[.S8];&quot;}&quot;))" office:value-type="string" office:string-value="\SI{1.38e-23}{\joule\per\kelvin}" calcext:value-type="string">
            <text:p>\SI{1.38e-23}{\joule\per\kelvin}</text:p>
          </table:table-cell>
          <table:table-cell table:style-name="ce28" table:formula="of:=IF([.$N8]=&quot;&quot;;&quot;&quot;;CONCATENATE(&quot;$&quot;;[.$O8];&quot;$&quot;))" office:value-type="string" office:string-value="$k_B$" calcext:value-type="string">
            <text:p>$k_B$</text:p>
          </table:table-cell>
          <table:table-cell table:style-name="ce28"/>
          <table:table-cell table:formula="of:=[.Y8]" office:value-type="string" office:string-value="Boltzmann constant" calcext:value-type="string">
            <text:p>Boltzmann constant</text:p>
          </table:table-cell>
          <table:table-cell office:value-type="string" calcext:value-type="string">
            <text:p>k_B</text:p>
          </table:table-cell>
          <table:table-cell/>
          <table:table-cell office:value-type="string" calcext:value-type="string">
            <text:p>1.38e-23</text:p>
          </table:table-cell>
          <table:table-cell office:value-type="string" calcext:value-type="string">
            <text:p>J / K</text:p>
          </table:table-cell>
          <table:table-cell office:value-type="string" calcext:value-type="string">
            <text:p>\joule\per\kelvin</text:p>
          </table:table-cell>
          <table:table-cell table:number-columns-repeated="3"/>
          <table:table-cell office:value-type="string" calcext:value-type="string">
            <text:p>Boltzmann-Konstante</text:p>
          </table:table-cell>
          <table:table-cell/>
          <table:table-cell office:value-type="string" calcext:value-type="string">
            <text:p>Boltzmann constan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9]=&quot;&quot;;&quot;&quot;;[.N9])" office:value-type="string" office:string-value="permittivity of free space" calcext:value-type="string">
            <text:p>permittivity of free space</text:p>
          </table:table-cell>
          <table:table-cell table:style-name="ce28" table:formula="of:=IF([.$N9]=&quot;&quot;;&quot;&quot;;CONCATENATE(&quot;$&quot;;[.$O9];&quot;$&quot;))" office:value-type="string" office:string-value="$\epsilon_0$" calcext:value-type="string">
            <text:p>$\epsilon_0$</text:p>
          </table:table-cell>
          <table:table-cell table:style-name="ce28"/>
          <table:table-cell table:style-name="ce28" table:formula="of:=IF([.$N9]=&quot;&quot;;&quot;&quot;;CONCATENATE(&quot;$&quot;;[.$O9];&quot;$&quot;))" office:value-type="string" office:string-value="$\epsilon_0$" calcext:value-type="string">
            <text:p>$\epsilon_0$</text:p>
          </table:table-cell>
          <table:table-cell table:style-name="ce28" table:formula="of:=IF([.N9]=&quot;&quot;;&quot;&quot;;[.N9])" office:value-type="string" office:string-value="permittivity of free space" calcext:value-type="string">
            <text:p>permittivity of free space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9]=&quot;&quot;;&quot;&quot;;CONCATENATE(&quot;\SI{&quot;;[.Q9];&quot;}{&quot;;[.S9];&quot;}&quot;))" office:value-type="string" office:string-value="\SI{8.85e-12}{\ampere\second\per\volt\per\meter}" calcext:value-type="string">
            <text:p>\SI{8.85e-12}{\ampere\second\per\volt\per\meter}</text:p>
          </table:table-cell>
          <table:table-cell table:style-name="ce28" table:formula="of:=IF([.$N9]=&quot;&quot;;&quot;&quot;;CONCATENATE(&quot;$&quot;;[.$O9];&quot;$&quot;))" office:value-type="string" office:string-value="$\epsilon_0$" calcext:value-type="string">
            <text:p>$\epsilon_0$</text:p>
          </table:table-cell>
          <table:table-cell table:style-name="ce28"/>
          <table:table-cell table:formula="of:=[.Y9]" office:value-type="string" office:string-value="permittivity of free space" calcext:value-type="string">
            <text:p>permittivity of free space</text:p>
          </table:table-cell>
          <table:table-cell office:value-type="string" calcext:value-type="string">
            <text:p>\epsilon_0</text:p>
          </table:table-cell>
          <table:table-cell office:value-type="string" calcext:value-type="string">
            <text:p>1 / <text:s/>μ0 c^2</text:p>
          </table:table-cell>
          <table:table-cell office:value-type="string" calcext:value-type="string">
            <text:p>8.85e-12</text:p>
          </table:table-cell>
          <table:table-cell office:value-type="string" calcext:value-type="string">
            <text:p>As / Vm</text:p>
          </table:table-cell>
          <table:table-cell office:value-type="string" calcext:value-type="string">
            <text:p>\ampere\second\per\volt\per\meter</text:p>
          </table:table-cell>
          <table:table-cell table:number-columns-repeated="3"/>
          <table:table-cell office:value-type="string" calcext:value-type="string">
            <text:p>Elektrische Feldkonstante</text:p>
          </table:table-cell>
          <table:table-cell/>
          <table:table-cell office:value-type="string" calcext:value-type="string">
            <text:p>permittivity of free spac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number-columns-repeated="6"/>
          <table:table-cell table:style-name="ce34" office:value-type="string" calcext:value-type="string">
            <text:p>$\frac{1}{\mu_0 c^2}$</text:p>
          </table:table-cell>
          <table:table-cell table:style-name="ce28" table:formula="of:=IF([.$N10]=&quot;&quot;;&quot;&quot;;CONCATENATE(&quot;$&quot;;[.$O10];&quot;$&quot;))" office:value-type="string" office:string-value="$\epsilon_0$" calcext:value-type="string">
            <text:p>$\epsilon_0$</text:p>
          </table:table-cell>
          <table:table-cell table:style-name="ce28"/>
          <table:table-cell table:style-name="ce34" table:number-columns-repeated="2"/>
          <table:table-cell table:style-name="ce28"/>
          <table:table-cell table:formula="of:=[.Y10]" office:value-type="string" office:string-value="permittivity of free space" calcext:value-type="string">
            <text:p>permittivity of free space</text:p>
          </table:table-cell>
          <table:table-cell office:value-type="string" calcext:value-type="string">
            <text:p>\epsilon_0</text:p>
          </table:table-cell>
          <table:table-cell office:value-type="string" calcext:value-type="string">
            <text:p>1 / <text:s/>μ0 c^2</text:p>
          </table:table-cell>
          <table:table-cell office:value-type="string" calcext:value-type="string">
            <text:p>8.85e-12</text:p>
          </table:table-cell>
          <table:table-cell office:value-type="string" calcext:value-type="string">
            <text:p>As / Vm</text:p>
          </table:table-cell>
          <table:table-cell office:value-type="string" calcext:value-type="string">
            <text:p>\ampere\second\per\volt\per\meter</text:p>
          </table:table-cell>
          <table:table-cell table:number-columns-repeated="3"/>
          <table:table-cell office:value-type="string" calcext:value-type="string">
            <text:p>Elektrische Feldkonstante</text:p>
          </table:table-cell>
          <table:table-cell/>
          <table:table-cell office:value-type="string" calcext:value-type="string">
            <text:p>permittivity of free spac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11]=&quot;&quot;;&quot;&quot;;[.N11])" office:value-type="string" office:string-value="electron volt" calcext:value-type="string">
            <text:p>electron volt</text:p>
          </table:table-cell>
          <table:table-cell table:style-name="ce28" table:formula="of:=IF([.$N11]=&quot;&quot;;&quot;&quot;;CONCATENATE(&quot;$&quot;;[.$O11];&quot;$&quot;))" office:value-type="string" office:string-value="$\SI{1}{\electronvolt}$" calcext:value-type="string">
            <text:p>$\SI{1}{\electronvolt}$</text:p>
          </table:table-cell>
          <table:table-cell table:style-name="ce28"/>
          <table:table-cell table:style-name="ce28" table:formula="of:=IF([.$N11]=&quot;&quot;;&quot;&quot;;CONCATENATE(&quot;$&quot;;[.$O11];&quot;$&quot;))" office:value-type="string" office:string-value="$\SI{1}{\electronvolt}$" calcext:value-type="string">
            <text:p>$\SI{1}{\electronvolt}$</text:p>
          </table:table-cell>
          <table:table-cell table:style-name="ce28" table:formula="of:=IF([.N11]=&quot;&quot;;&quot;&quot;;[.N11])" office:value-type="string" office:string-value="electron volt" calcext:value-type="string">
            <text:p>electron volt</text:p>
          </table:table-cell>
          <table:table-cell table:style-name="ce28"/>
          <table:table-cell table:style-name="ce34" office:value-type="string" calcext:value-type="string">
            <text:p>$e\cdot\SI{1}{\volt}$</text:p>
          </table:table-cell>
          <table:table-cell table:style-name="ce28" table:formula="of:=IF([.$N11]=&quot;&quot;;&quot;&quot;;CONCATENATE(&quot;$&quot;;[.$O11];&quot;$&quot;))" office:value-type="string" office:string-value="$\SI{1}{\electronvolt}$" calcext:value-type="string">
            <text:p>$\SI{1}{\electronvolt}$</text:p>
          </table:table-cell>
          <table:table-cell table:style-name="ce28"/>
          <table:table-cell table:style-name="ce28" table:formula="of:=IF([.N11]=&quot;&quot;;&quot;&quot;;CONCATENATE(&quot;\SI{&quot;;[.Q11];&quot;}{&quot;;[.S11];&quot;}&quot;))" office:value-type="string" office:string-value="\SI{1.602e-19}{\joule}" calcext:value-type="string">
            <text:p>\SI{1.602e-19}{\joule}</text:p>
          </table:table-cell>
          <table:table-cell table:style-name="ce28" table:formula="of:=IF([.$N11]=&quot;&quot;;&quot;&quot;;CONCATENATE(&quot;$&quot;;[.$O11];&quot;$&quot;))" office:value-type="string" office:string-value="$\SI{1}{\electronvolt}$" calcext:value-type="string">
            <text:p>$\SI{1}{\electronvolt}$</text:p>
          </table:table-cell>
          <table:table-cell table:style-name="ce28"/>
          <table:table-cell table:formula="of:=[.Y11]" office:value-type="string" office:string-value="electron volt" calcext:value-type="string">
            <text:p>electron volt</text:p>
          </table:table-cell>
          <table:table-cell office:value-type="string" calcext:value-type="string">
            <text:p>\SI{1}{\electronvolt}</text:p>
          </table:table-cell>
          <table:table-cell office:value-type="string" calcext:value-type="string">
            <text:p><text:s text:c="3"/>e * 1V</text:p>
          </table:table-cell>
          <table:table-cell office:value-type="string" calcext:value-type="string">
            <text:p>1.602e-19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\joule</text:p>
          </table:table-cell>
          <table:table-cell table:number-columns-repeated="3"/>
          <table:table-cell office:value-type="string" calcext:value-type="string">
            <text:p>Elektronenvolt</text:p>
          </table:table-cell>
          <table:table-cell/>
          <table:table-cell office:value-type="string" calcext:value-type="string">
            <text:p>electron vol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12]=&quot;&quot;;&quot;&quot;;[.N12])" office:value-type="string" office:string-value="elementary charge" calcext:value-type="string">
            <text:p>elementary charge</text:p>
          </table:table-cell>
          <table:table-cell table:style-name="ce28" table:formula="of:=IF([.$N12]=&quot;&quot;;&quot;&quot;;CONCATENATE(&quot;$&quot;;[.$O12];&quot;$&quot;))" office:value-type="string" office:string-value="$e$" calcext:value-type="string">
            <text:p>$e$</text:p>
          </table:table-cell>
          <table:table-cell table:style-name="ce28"/>
          <table:table-cell table:style-name="ce28" table:formula="of:=IF([.$N12]=&quot;&quot;;&quot;&quot;;CONCATENATE(&quot;$&quot;;[.$O12];&quot;$&quot;))" office:value-type="string" office:string-value="$e$" calcext:value-type="string">
            <text:p>$e$</text:p>
          </table:table-cell>
          <table:table-cell table:style-name="ce28" table:formula="of:=IF([.N12]=&quot;&quot;;&quot;&quot;;[.N12])" office:value-type="string" office:string-value="elementary charge" calcext:value-type="string">
            <text:p>elementary charge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12]=&quot;&quot;;&quot;&quot;;CONCATENATE(&quot;\SI{&quot;;[.Q12];&quot;}{&quot;;[.S12];&quot;}&quot;))" office:value-type="string" office:string-value="\SI{1.602e-19}{\coulomb}" calcext:value-type="string">
            <text:p>\SI{1.602e-19}{\coulomb}</text:p>
          </table:table-cell>
          <table:table-cell table:style-name="ce28" table:formula="of:=IF([.$N12]=&quot;&quot;;&quot;&quot;;CONCATENATE(&quot;$&quot;;[.$O12];&quot;$&quot;))" office:value-type="string" office:string-value="$e$" calcext:value-type="string">
            <text:p>$e$</text:p>
          </table:table-cell>
          <table:table-cell table:style-name="ce28"/>
          <table:table-cell table:formula="of:=[.Y12]" office:value-type="string" office:string-value="elementary charge" calcext:value-type="string">
            <text:p>elementary charg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 / n</text:p>
          </table:table-cell>
          <table:table-cell office:value-type="string" calcext:value-type="string">
            <text:p>1.602e-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\coulomb</text:p>
          </table:table-cell>
          <table:table-cell table:number-columns-repeated="3"/>
          <table:table-cell office:value-type="string" calcext:value-type="string">
            <text:p>Elementarladung</text:p>
          </table:table-cell>
          <table:table-cell/>
          <table:table-cell office:value-type="string" calcext:value-type="string">
            <text:p>elementary charg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13]=&quot;&quot;;&quot;&quot;;[.N13])" office:value-type="string" office:string-value="Faraday constant" calcext:value-type="string">
            <text:p>Faraday constant</text:p>
          </table:table-cell>
          <table:table-cell table:style-name="ce28" table:formula="of:=IF([.$N13]=&quot;&quot;;&quot;&quot;;CONCATENATE(&quot;$&quot;;[.$O13];&quot;$&quot;))" office:value-type="string" office:string-value="$F$" calcext:value-type="string">
            <text:p>$F$</text:p>
          </table:table-cell>
          <table:table-cell table:style-name="ce28"/>
          <table:table-cell table:style-name="ce28" table:formula="of:=IF([.$N13]=&quot;&quot;;&quot;&quot;;CONCATENATE(&quot;$&quot;;[.$O13];&quot;$&quot;))" office:value-type="string" office:string-value="$F$" calcext:value-type="string">
            <text:p>$F$</text:p>
          </table:table-cell>
          <table:table-cell table:style-name="ce28" table:formula="of:=IF([.N13]=&quot;&quot;;&quot;&quot;;[.N13])" office:value-type="string" office:string-value="Faraday constant" calcext:value-type="string">
            <text:p>Faraday constant</text:p>
          </table:table-cell>
          <table:table-cell table:style-name="ce28"/>
          <table:table-cell table:style-name="ce34" office:value-type="string" calcext:value-type="string">
            <text:p>$N_A\cdot e$</text:p>
          </table:table-cell>
          <table:table-cell table:style-name="ce28" table:formula="of:=IF([.$N13]=&quot;&quot;;&quot;&quot;;CONCATENATE(&quot;$&quot;;[.$O13];&quot;$&quot;))" office:value-type="string" office:string-value="$F$" calcext:value-type="string">
            <text:p>$F$</text:p>
          </table:table-cell>
          <table:table-cell table:style-name="ce28"/>
          <table:table-cell table:style-name="ce28" table:formula="of:=IF([.N13]=&quot;&quot;;&quot;&quot;;CONCATENATE(&quot;\SI{&quot;;[.Q13];&quot;}{&quot;;[.S13];&quot;}&quot;))" office:value-type="string" office:string-value="\SI{96 485,3}{\coulomb\per\mol}" calcext:value-type="string">
            <text:p>\SI{96 485,3}{\coulomb\per\mol}</text:p>
          </table:table-cell>
          <table:table-cell table:style-name="ce28" table:formula="of:=IF([.$N13]=&quot;&quot;;&quot;&quot;;CONCATENATE(&quot;$&quot;;[.$O13];&quot;$&quot;))" office:value-type="string" office:string-value="$F$" calcext:value-type="string">
            <text:p>$F$</text:p>
          </table:table-cell>
          <table:table-cell table:style-name="ce28"/>
          <table:table-cell table:formula="of:=[.Y13]" office:value-type="string" office:string-value="Faraday constant" calcext:value-type="string">
            <text:p>Faraday consta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_A * e</text:p>
          </table:table-cell>
          <table:table-cell office:value-type="string" calcext:value-type="string">
            <text:p>96 485,3</text:p>
          </table:table-cell>
          <table:table-cell office:value-type="string" calcext:value-type="string">
            <text:p>C / mol</text:p>
          </table:table-cell>
          <table:table-cell office:value-type="string" calcext:value-type="string">
            <text:p>\coulomb\per\mol</text:p>
          </table:table-cell>
          <table:table-cell table:number-columns-repeated="3"/>
          <table:table-cell office:value-type="string" calcext:value-type="string">
            <text:p>Faradaykonstante</text:p>
          </table:table-cell>
          <table:table-cell/>
          <table:table-cell office:value-type="string" calcext:value-type="string">
            <text:p>Faraday constant</text:p>
          </table:table-cell>
          <table:table-cell table:number-columns-repeated="1001"/>
        </table:table-row>
        <table:table-row table:style-name="ro1">
          <table:table-cell/>
          <table:table-cell table:style-name="ce28" table:formula="of:=IF([.N14]=&quot;&quot;;&quot;&quot;;[.N14])" office:value-type="string" office:string-value="gravity of Earth" calcext:value-type="string">
            <text:p>gravity of Earth</text:p>
          </table:table-cell>
          <table:table-cell table:style-name="ce28" table:formula="of:=IF([.$N14]=&quot;&quot;;&quot;&quot;;CONCATENATE(&quot;$&quot;;[.$O14];&quot;$&quot;))" office:value-type="string" office:string-value="$g$" calcext:value-type="string">
            <text:p>$g$</text:p>
          </table:table-cell>
          <table:table-cell table:style-name="ce28"/>
          <table:table-cell table:style-name="ce28" table:formula="of:=IF([.$N14]=&quot;&quot;;&quot;&quot;;CONCATENATE(&quot;$&quot;;[.$O14];&quot;$&quot;))" office:value-type="string" office:string-value="$g$" calcext:value-type="string">
            <text:p>$g$</text:p>
          </table:table-cell>
          <table:table-cell table:style-name="ce28" table:formula="of:=IF([.N14]=&quot;&quot;;&quot;&quot;;[.N14])" office:value-type="string" office:string-value="gravity of Earth" calcext:value-type="string">
            <text:p>gravity of Earth</text:p>
          </table:table-cell>
          <table:table-cell table:style-name="ce28"/>
          <table:table-cell table:style-name="ce34" table:number-columns-repeated="2"/>
          <table:table-cell table:style-name="ce35"/>
          <table:table-cell table:style-name="ce28" table:formula="of:=IF([.N14]=&quot;&quot;;&quot;&quot;;CONCATENATE(&quot;\SI{&quot;;[.Q14];&quot;}{&quot;;[.S14];&quot;}&quot;))" office:value-type="string" office:string-value="\SI{9.81}{\meter\per\second\squared}" calcext:value-type="string">
            <text:p>\SI{9.81}{\meter\per\second\squared}</text:p>
          </table:table-cell>
          <table:table-cell table:style-name="ce28" table:formula="of:=IF([.$N14]=&quot;&quot;;&quot;&quot;;CONCATENATE(&quot;$&quot;;[.$O14];&quot;$&quot;))" office:value-type="string" office:string-value="$g$" calcext:value-type="string">
            <text:p>$g$</text:p>
          </table:table-cell>
          <table:table-cell table:style-name="ce28"/>
          <table:table-cell table:formula="of:=[.Y14]" office:value-type="string" office:string-value="gravity of Earth" calcext:value-type="string">
            <text:p>gravity of Eart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mma*mE/rE^2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m/s^2</text:p>
          </table:table-cell>
          <table:table-cell office:value-type="string" calcext:value-type="string">
            <text:p>\meter\per\second\squared</text:p>
          </table:table-cell>
          <table:table-cell table:number-columns-repeated="3"/>
          <table:table-cell office:value-type="string" calcext:value-type="string">
            <text:p>Ortsfaktor der Erde</text:p>
          </table:table-cell>
          <table:table-cell/>
          <table:table-cell office:value-type="string" calcext:value-type="string">
            <text:p>gravity of Earth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number-columns-repeated="6"/>
          <table:table-cell table:style-name="ce34" office:value-type="string" calcext:value-type="string">
            <text:p>$\displaystyle{}G\cdot\frac{m_E}{r_E^2}$</text:p>
          </table:table-cell>
          <table:table-cell table:style-name="ce28" table:formula="of:=IF([.$N15]=&quot;&quot;;&quot;&quot;;CONCATENATE(&quot;$&quot;;[.$O15];&quot;$&quot;))" office:value-type="string" office:string-value="$g$" calcext:value-type="string">
            <text:p>$g$</text:p>
          </table:table-cell>
          <table:table-cell table:style-name="ce35" office:value-type="string" calcext:value-type="string">
            <text:p>\footnote{In this context the index $E$ represents the planet Earth.}</text:p>
          </table:table-cell>
          <table:table-cell table:style-name="ce28" table:number-columns-repeated="3"/>
          <table:table-cell table:formula="of:=[.Y15]" office:value-type="string" office:string-value="gravity of Earth" calcext:value-type="string">
            <text:p>gravity of Eart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mma*mE/rE^2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m/s^2</text:p>
          </table:table-cell>
          <table:table-cell office:value-type="string" calcext:value-type="string">
            <text:p>\meter\per\second\squared</text:p>
          </table:table-cell>
          <table:table-cell table:number-columns-repeated="3"/>
          <table:table-cell office:value-type="string" calcext:value-type="string">
            <text:p>Ortsfaktor der Erde</text:p>
          </table:table-cell>
          <table:table-cell/>
          <table:table-cell office:value-type="string" calcext:value-type="string">
            <text:p>gravity of Earth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16]=&quot;&quot;;&quot;&quot;;[.N16])" office:value-type="string" office:string-value="gravitational constant" calcext:value-type="string">
            <text:p>gravitational constant</text:p>
          </table:table-cell>
          <table:table-cell table:style-name="ce28" table:formula="of:=IF([.$N16]=&quot;&quot;;&quot;&quot;;CONCATENATE(&quot;$&quot;;[.$O16];&quot;$&quot;))" office:value-type="string" office:string-value="$G$" calcext:value-type="string">
            <text:p>$G$</text:p>
          </table:table-cell>
          <table:table-cell table:style-name="ce28"/>
          <table:table-cell table:style-name="ce28" table:formula="of:=IF([.$N16]=&quot;&quot;;&quot;&quot;;CONCATENATE(&quot;$&quot;;[.$O16];&quot;$&quot;))" office:value-type="string" office:string-value="$G$" calcext:value-type="string">
            <text:p>$G$</text:p>
          </table:table-cell>
          <table:table-cell table:style-name="ce28" table:formula="of:=IF([.N16]=&quot;&quot;;&quot;&quot;;[.N16])" office:value-type="string" office:string-value="gravitational constant" calcext:value-type="string">
            <text:p>gravitational constant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16]=&quot;&quot;;&quot;&quot;;CONCATENATE(&quot;\SI{&quot;;[.Q16];&quot;}{&quot;;[.S16];&quot;}&quot;))" office:value-type="string" office:string-value="\SI{6.67e-11}{\meter\cubed\per\kilogram\per\second\squared}" calcext:value-type="string">
            <text:p>\SI{6.67e-11}{\meter\cubed\per\kilogram\per\second\squared}</text:p>
          </table:table-cell>
          <table:table-cell table:style-name="ce28" table:formula="of:=IF([.$N16]=&quot;&quot;;&quot;&quot;;CONCATENATE(&quot;$&quot;;[.$O16];&quot;$&quot;))" office:value-type="string" office:string-value="$G$" calcext:value-type="string">
            <text:p>$G$</text:p>
          </table:table-cell>
          <table:table-cell table:style-name="ce28"/>
          <table:table-cell table:formula="of:=[.Y16]" office:value-type="string" office:string-value="gravitational constant" calcext:value-type="string">
            <text:p>gravitational constant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6.67e-11</text:p>
          </table:table-cell>
          <table:table-cell office:value-type="string" calcext:value-type="string">
            <text:p>m^3/(kg s^2)</text:p>
          </table:table-cell>
          <table:table-cell office:value-type="string" calcext:value-type="string">
            <text:p>\meter\cubed\per\kilogram\per\second\squared</text:p>
          </table:table-cell>
          <table:table-cell table:number-columns-repeated="3"/>
          <table:table-cell office:value-type="string" calcext:value-type="string">
            <text:p>Gravitationskonstante</text:p>
          </table:table-cell>
          <table:table-cell/>
          <table:table-cell office:value-type="string" calcext:value-type="string">
            <text:p>gravitational constant</text:p>
          </table:table-cell>
          <table:table-cell/>
          <table:table-cell table:style-name="ce34" office:value-type="string" calcext:value-type="string">
            <text:p>$\displaystyle\gamma\cdot\frac{m_E}{r_E^2}$</text:p>
          </table:table-cell>
          <table:table-cell office:value-type="string" calcext:value-type="string">
            <text:p>$g$</text:p>
          </table:table-cell>
          <table:table-cell office:value-type="string" calcext:value-type="string">
            <text:p>\gamma</text:p>
          </table:table-cell>
          <table:table-cell table:style-name="ce35" office:value-type="string" calcext:value-type="string">
            <text:p>\footnote{Der Index $E$ steht im folgenden Ausdruck für den Planeten Erde.}</text:p>
          </table:table-cell>
          <table:table-cell table:style-name="ce35" office:value-type="string" calcext:value-type="string">
            <text:p>\footnote{In this context the index $E$ represents the planet Earth.}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17]=&quot;&quot;;&quot;&quot;;[.N17])" office:value-type="string" office:string-value="speed of light" calcext:value-type="string">
            <text:p>speed of light</text:p>
          </table:table-cell>
          <table:table-cell table:style-name="ce28" table:formula="of:=IF([.$N17]=&quot;&quot;;&quot;&quot;;CONCATENATE(&quot;$&quot;;[.$O17];&quot;$&quot;))" office:value-type="string" office:string-value="$c$" calcext:value-type="string">
            <text:p>$c$</text:p>
          </table:table-cell>
          <table:table-cell table:style-name="ce28"/>
          <table:table-cell table:style-name="ce28" table:formula="of:=IF([.$N17]=&quot;&quot;;&quot;&quot;;CONCATENATE(&quot;$&quot;;[.$O17];&quot;$&quot;))" office:value-type="string" office:string-value="$c$" calcext:value-type="string">
            <text:p>$c$</text:p>
          </table:table-cell>
          <table:table-cell table:style-name="ce28" table:formula="of:=IF([.N17]=&quot;&quot;;&quot;&quot;;[.N17])" office:value-type="string" office:string-value="speed of light" calcext:value-type="string">
            <text:p>speed of light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17]=&quot;&quot;;&quot;&quot;;CONCATENATE(&quot;\SI{&quot;;[.Q17];&quot;}{&quot;;[.S17];&quot;}&quot;))" office:value-type="string" office:string-value="\SI{3.00e8}{\meter\per\second}" calcext:value-type="string">
            <text:p>\SI{3.00e8}{\meter\per\second}</text:p>
          </table:table-cell>
          <table:table-cell table:style-name="ce28" table:formula="of:=IF([.$N17]=&quot;&quot;;&quot;&quot;;CONCATENATE(&quot;$&quot;;[.$O17];&quot;$&quot;))" office:value-type="string" office:string-value="$c$" calcext:value-type="string">
            <text:p>$c$</text:p>
          </table:table-cell>
          <table:table-cell table:style-name="ce28"/>
          <table:table-cell table:formula="of:=[.Y17]" office:value-type="string" office:string-value="speed of light" calcext:value-type="string">
            <text:p>speed of ligh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qrt {1 / ε0 μ0}</text:p>
          </table:table-cell>
          <table:table-cell office:value-type="string" calcext:value-type="string">
            <text:p>3.00e8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\meter\per\second</text:p>
          </table:table-cell>
          <table:table-cell table:number-columns-repeated="3"/>
          <table:table-cell office:value-type="string" calcext:value-type="string">
            <text:p>Lichtgeschwindigkeit</text:p>
          </table:table-cell>
          <table:table-cell/>
          <table:table-cell office:value-type="string" calcext:value-type="string">
            <text:p>speed of ligh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number-columns-repeated="6"/>
          <table:table-cell table:style-name="ce34" office:value-type="string" calcext:value-type="string">
            <text:p>$\sqrt{\frac{1}{\epsilon_0 \mu_0}}$</text:p>
          </table:table-cell>
          <table:table-cell table:style-name="ce28" table:formula="of:=IF([.$N18]=&quot;&quot;;&quot;&quot;;CONCATENATE(&quot;$&quot;;[.$O18];&quot;$&quot;))" office:value-type="string" office:string-value="$c$" calcext:value-type="string">
            <text:p>$c$</text:p>
          </table:table-cell>
          <table:table-cell table:style-name="ce28"/>
          <table:table-cell table:style-name="ce34" table:number-columns-repeated="2"/>
          <table:table-cell table:style-name="ce28"/>
          <table:table-cell table:formula="of:=[.Y18]" office:value-type="string" office:string-value="speed of light" calcext:value-type="string">
            <text:p>speed of ligh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qrt {1 / ε0 μ0}</text:p>
          </table:table-cell>
          <table:table-cell office:value-type="string" calcext:value-type="string">
            <text:p>3.00e8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\meter\per\second</text:p>
          </table:table-cell>
          <table:table-cell table:number-columns-repeated="3"/>
          <table:table-cell office:value-type="string" calcext:value-type="string">
            <text:p>Lichtgeschwindigkeit</text:p>
          </table:table-cell>
          <table:table-cell/>
          <table:table-cell office:value-type="string" calcext:value-type="string">
            <text:p>speed of ligh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19]=&quot;&quot;;&quot;&quot;;[.N19])" office:value-type="string" office:string-value="permeability of free space" calcext:value-type="string">
            <text:p>permeability of free space</text:p>
          </table:table-cell>
          <table:table-cell table:style-name="ce28" table:formula="of:=IF([.$N19]=&quot;&quot;;&quot;&quot;;CONCATENATE(&quot;$&quot;;[.$O19];&quot;$&quot;))" office:value-type="string" office:string-value="$\mu_0$" calcext:value-type="string">
            <text:p>$\mu_0$</text:p>
          </table:table-cell>
          <table:table-cell table:style-name="ce28"/>
          <table:table-cell table:style-name="ce28" table:formula="of:=IF([.$N19]=&quot;&quot;;&quot;&quot;;CONCATENATE(&quot;$&quot;;[.$O19];&quot;$&quot;))" office:value-type="string" office:string-value="$\mu_0$" calcext:value-type="string">
            <text:p>$\mu_0$</text:p>
          </table:table-cell>
          <table:table-cell table:style-name="ce28" table:formula="of:=IF([.N19]=&quot;&quot;;&quot;&quot;;[.N19])" office:value-type="string" office:string-value="permeability of free space" calcext:value-type="string">
            <text:p>permeability of free space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19]=&quot;&quot;;&quot;&quot;;CONCATENATE(&quot;\SI{&quot;;[.Q19];&quot;}{&quot;;[.S19];&quot;}&quot;))" office:value-type="string" office:string-value="\SI{1.2566e-6}{\volt\s\per\ampere\per\m}" calcext:value-type="string">
            <text:p>\SI{1.2566e-6}{\volt\s\per\ampere\per\m}</text:p>
          </table:table-cell>
          <table:table-cell table:style-name="ce28" table:formula="of:=IF([.$N19]=&quot;&quot;;&quot;&quot;;CONCATENATE(&quot;$&quot;;[.$O19];&quot;$&quot;))" office:value-type="string" office:string-value="$\mu_0$" calcext:value-type="string">
            <text:p>$\mu_0$</text:p>
          </table:table-cell>
          <table:table-cell table:style-name="ce28"/>
          <table:table-cell table:formula="of:=[.Y19]" office:value-type="string" office:string-value="permeability of free space" calcext:value-type="string">
            <text:p>permeability of free space</text:p>
          </table:table-cell>
          <table:table-cell office:value-type="string" calcext:value-type="string">
            <text:p>\mu_0</text:p>
          </table:table-cell>
          <table:table-cell office:value-type="string" calcext:value-type="string">
            <text:p>1 / <text:s/>ε0 c^2</text:p>
          </table:table-cell>
          <table:table-cell table:style-name="ce61" office:value-type="string" calcext:value-type="string">
            <text:p>1.2566e-6</text:p>
          </table:table-cell>
          <table:table-cell table:style-name="ce62" office:value-type="string" calcext:value-type="string">
            <text:p>Vs / Am</text:p>
          </table:table-cell>
          <table:table-cell table:style-name="ce62" office:value-type="string" calcext:value-type="string">
            <text:p>\volt\s\per\ampere\per\m</text:p>
          </table:table-cell>
          <table:table-cell office:value-type="string" calcext:value-type="string">
            <text:p>4 \pi 10^-7</text:p>
          </table:table-cell>
          <table:table-cell table:number-columns-repeated="2"/>
          <table:table-cell office:value-type="string" calcext:value-type="string">
            <text:p>Magnetische Feldkonstante</text:p>
          </table:table-cell>
          <table:table-cell/>
          <table:table-cell office:value-type="string" calcext:value-type="string">
            <text:p>permeability of free spac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number-columns-repeated="6"/>
          <table:table-cell table:style-name="ce34" office:value-type="string" calcext:value-type="string">
            <text:p>$\frac{1}{\epsilon_0 c^2}$</text:p>
          </table:table-cell>
          <table:table-cell table:style-name="ce28" table:formula="of:=IF([.$N20]=&quot;&quot;;&quot;&quot;;CONCATENATE(&quot;$&quot;;[.$O20];&quot;$&quot;))" office:value-type="string" office:string-value="$\mu_0$" calcext:value-type="string">
            <text:p>$\mu_0$</text:p>
          </table:table-cell>
          <table:table-cell table:style-name="ce28"/>
          <table:table-cell table:style-name="ce34" table:number-columns-repeated="2"/>
          <table:table-cell table:style-name="ce28"/>
          <table:table-cell table:formula="of:=[.Y20]" office:value-type="string" office:string-value="permeability of free space" calcext:value-type="string">
            <text:p>permeability of free space</text:p>
          </table:table-cell>
          <table:table-cell office:value-type="string" calcext:value-type="string">
            <text:p>\mu_0</text:p>
          </table:table-cell>
          <table:table-cell office:value-type="string" calcext:value-type="string">
            <text:p>1 / <text:s/>ε0 c^2</text:p>
          </table:table-cell>
          <table:table-cell table:style-name="ce61" office:value-type="string" calcext:value-type="string">
            <text:p>1.2566e-6</text:p>
          </table:table-cell>
          <table:table-cell table:style-name="ce62" office:value-type="string" calcext:value-type="string">
            <text:p>Vs / Am</text:p>
          </table:table-cell>
          <table:table-cell table:style-name="ce62" office:value-type="string" calcext:value-type="string">
            <text:p>\volt\s\per\ampere\per\m</text:p>
          </table:table-cell>
          <table:table-cell office:value-type="string" calcext:value-type="string">
            <text:p>4 \pi 10^-7</text:p>
          </table:table-cell>
          <table:table-cell table:number-columns-repeated="2"/>
          <table:table-cell office:value-type="string" calcext:value-type="string">
            <text:p>Magnetische Feldkonstante</text:p>
          </table:table-cell>
          <table:table-cell/>
          <table:table-cell office:value-type="string" calcext:value-type="string">
            <text:p>permeability of free spac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1]=&quot;&quot;;&quot;&quot;;[.N21])" office:value-type="string" office:string-value="electron mass" calcext:value-type="string">
            <text:p>electron mass</text:p>
          </table:table-cell>
          <table:table-cell table:style-name="ce28" table:formula="of:=IF([.$N21]=&quot;&quot;;&quot;&quot;;CONCATENATE(&quot;$&quot;;[.$O21];&quot;$&quot;))" office:value-type="string" office:string-value="$m_e$" calcext:value-type="string">
            <text:p>$m_e$</text:p>
          </table:table-cell>
          <table:table-cell table:style-name="ce28"/>
          <table:table-cell table:style-name="ce28" table:formula="of:=IF([.$N21]=&quot;&quot;;&quot;&quot;;CONCATENATE(&quot;$&quot;;[.$O21];&quot;$&quot;))" office:value-type="string" office:string-value="$m_e$" calcext:value-type="string">
            <text:p>$m_e$</text:p>
          </table:table-cell>
          <table:table-cell table:style-name="ce28" table:formula="of:=IF([.N21]=&quot;&quot;;&quot;&quot;;[.N21])" office:value-type="string" office:string-value="electron mass" calcext:value-type="string">
            <text:p>electron mass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21]=&quot;&quot;;&quot;&quot;;CONCATENATE(&quot;\SI{&quot;;[.Q21];&quot;}{&quot;;[.S21];&quot;}&quot;))" office:value-type="string" office:string-value="\SI{9.11e-31}{\kilogram}" calcext:value-type="string">
            <text:p>\SI{9.11e-31}{\kilogram}</text:p>
          </table:table-cell>
          <table:table-cell table:style-name="ce28" table:formula="of:=IF([.$N21]=&quot;&quot;;&quot;&quot;;CONCATENATE(&quot;$&quot;;[.$O21];&quot;$&quot;))" office:value-type="string" office:string-value="$m_e$" calcext:value-type="string">
            <text:p>$m_e$</text:p>
          </table:table-cell>
          <table:table-cell table:style-name="ce28"/>
          <table:table-cell table:formula="of:=[.Y21]" office:value-type="string" office:string-value="electron mass" calcext:value-type="string">
            <text:p>electron mass</text:p>
          </table:table-cell>
          <table:table-cell office:value-type="string" calcext:value-type="string">
            <text:p>m_e</text:p>
          </table:table-cell>
          <table:table-cell/>
          <table:table-cell office:value-type="string" calcext:value-type="string">
            <text:p>9.11e-31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\kilogram</text:p>
          </table:table-cell>
          <table:table-cell table:number-columns-repeated="3"/>
          <table:table-cell office:value-type="string" calcext:value-type="string">
            <text:p>Masse des Elektrons</text:p>
          </table:table-cell>
          <table:table-cell/>
          <table:table-cell office:value-type="string" calcext:value-type="string">
            <text:p>electron mas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2]=&quot;&quot;;&quot;&quot;;[.N22])" office:value-type="string" office:string-value="neutron mass" calcext:value-type="string">
            <text:p>neutron mass</text:p>
          </table:table-cell>
          <table:table-cell table:style-name="ce28" table:formula="of:=IF([.$N22]=&quot;&quot;;&quot;&quot;;CONCATENATE(&quot;$&quot;;[.$O22];&quot;$&quot;))" office:value-type="string" office:string-value="$m_n$" calcext:value-type="string">
            <text:p>$m_n$</text:p>
          </table:table-cell>
          <table:table-cell table:style-name="ce28"/>
          <table:table-cell table:style-name="ce28" table:formula="of:=IF([.$N22]=&quot;&quot;;&quot;&quot;;CONCATENATE(&quot;$&quot;;[.$O22];&quot;$&quot;))" office:value-type="string" office:string-value="$m_n$" calcext:value-type="string">
            <text:p>$m_n$</text:p>
          </table:table-cell>
          <table:table-cell table:style-name="ce28" table:formula="of:=IF([.N22]=&quot;&quot;;&quot;&quot;;[.N22])" office:value-type="string" office:string-value="neutron mass" calcext:value-type="string">
            <text:p>neutron mass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22]=&quot;&quot;;&quot;&quot;;CONCATENATE(&quot;\SI{&quot;;[.Q22];&quot;}{&quot;;[.S22];&quot;}&quot;))" office:value-type="string" office:string-value="\SI{1.0087}{\amu}" calcext:value-type="string">
            <text:p>\SI{1.0087}{\amu}</text:p>
          </table:table-cell>
          <table:table-cell table:style-name="ce28" table:formula="of:=IF([.$N22]=&quot;&quot;;&quot;&quot;;CONCATENATE(&quot;$&quot;;[.$O22];&quot;$&quot;))" office:value-type="string" office:string-value="$m_n$" calcext:value-type="string">
            <text:p>$m_n$</text:p>
          </table:table-cell>
          <table:table-cell table:style-name="ce28"/>
          <table:table-cell table:formula="of:=[.Y22]" office:value-type="string" office:string-value="neutron mass" calcext:value-type="string">
            <text:p>neutron mass</text:p>
          </table:table-cell>
          <table:table-cell office:value-type="string" calcext:value-type="string">
            <text:p>m_n</text:p>
          </table:table-cell>
          <table:table-cell/>
          <table:table-cell table:style-name="ce60" office:value-type="float" office:value="1.0087" calcext:value-type="float">
            <text:p>1.008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amu</text:p>
          </table:table-cell>
          <table:table-cell table:style-name="ce59" office:value-type="string" calcext:value-type="string">
            <text:p>1.675e-27</text:p>
          </table:table-cell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Masse des Neutrons</text:p>
          </table:table-cell>
          <table:table-cell/>
          <table:table-cell office:value-type="string" calcext:value-type="string">
            <text:p>neutron mas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3]=&quot;&quot;;&quot;&quot;;[.N23])" office:value-type="string" office:string-value="proton mass" calcext:value-type="string">
            <text:p>proton mass</text:p>
          </table:table-cell>
          <table:table-cell table:style-name="ce28" table:formula="of:=IF([.$N23]=&quot;&quot;;&quot;&quot;;CONCATENATE(&quot;$&quot;;[.$O23];&quot;$&quot;))" office:value-type="string" office:string-value="$m_p$" calcext:value-type="string">
            <text:p>$m_p$</text:p>
          </table:table-cell>
          <table:table-cell table:style-name="ce28"/>
          <table:table-cell table:style-name="ce28" table:formula="of:=IF([.$N23]=&quot;&quot;;&quot;&quot;;CONCATENATE(&quot;$&quot;;[.$O23];&quot;$&quot;))" office:value-type="string" office:string-value="$m_p$" calcext:value-type="string">
            <text:p>$m_p$</text:p>
          </table:table-cell>
          <table:table-cell table:style-name="ce28" table:formula="of:=IF([.N23]=&quot;&quot;;&quot;&quot;;[.N23])" office:value-type="string" office:string-value="proton mass" calcext:value-type="string">
            <text:p>proton mass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23]=&quot;&quot;;&quot;&quot;;CONCATENATE(&quot;\SI{&quot;;[.Q23];&quot;}{&quot;;[.S23];&quot;}&quot;))" office:value-type="string" office:string-value="\SI{1.0073}{\amu}" calcext:value-type="string">
            <text:p>\SI{1.0073}{\amu}</text:p>
          </table:table-cell>
          <table:table-cell table:style-name="ce28" table:formula="of:=IF([.$N23]=&quot;&quot;;&quot;&quot;;CONCATENATE(&quot;$&quot;;[.$O23];&quot;$&quot;))" office:value-type="string" office:string-value="$m_p$" calcext:value-type="string">
            <text:p>$m_p$</text:p>
          </table:table-cell>
          <table:table-cell table:style-name="ce28"/>
          <table:table-cell table:formula="of:=[.Y23]" office:value-type="string" office:string-value="proton mass" calcext:value-type="string">
            <text:p>proton mass</text:p>
          </table:table-cell>
          <table:table-cell office:value-type="string" calcext:value-type="string">
            <text:p>m_p</text:p>
          </table:table-cell>
          <table:table-cell/>
          <table:table-cell table:style-name="ce60" office:value-type="float" office:value="1.0073" calcext:value-type="float">
            <text:p>1.007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amu</text:p>
          </table:table-cell>
          <table:table-cell table:style-name="ce59" office:value-type="string" calcext:value-type="string">
            <text:p>1.673e-27</text:p>
          </table:table-cell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Masse des Protons</text:p>
          </table:table-cell>
          <table:table-cell/>
          <table:table-cell office:value-type="string" calcext:value-type="string">
            <text:p>proton mas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4]=&quot;&quot;;&quot;&quot;;[.N24])" office:value-type="string" office:string-value="hydrogen mass" calcext:value-type="string">
            <text:p>hydrogen mass</text:p>
          </table:table-cell>
          <table:table-cell table:style-name="ce28" table:formula="of:=IF([.$N24]=&quot;&quot;;&quot;&quot;;CONCATENATE(&quot;$&quot;;[.$O24];&quot;$&quot;))" office:value-type="string" office:string-value="$m_H$" calcext:value-type="string">
            <text:p>$m_H$</text:p>
          </table:table-cell>
          <table:table-cell table:style-name="ce28"/>
          <table:table-cell table:style-name="ce28" table:formula="of:=IF([.$N24]=&quot;&quot;;&quot;&quot;;CONCATENATE(&quot;$&quot;;[.$O24];&quot;$&quot;))" office:value-type="string" office:string-value="$m_H$" calcext:value-type="string">
            <text:p>$m_H$</text:p>
          </table:table-cell>
          <table:table-cell table:style-name="ce28" table:formula="of:=IF([.N24]=&quot;&quot;;&quot;&quot;;[.N24])" office:value-type="string" office:string-value="hydrogen mass" calcext:value-type="string">
            <text:p>hydrogen mass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24]=&quot;&quot;;&quot;&quot;;CONCATENATE(&quot;\SI{&quot;;[.Q24];&quot;}{&quot;;[.S24];&quot;}&quot;))" office:value-type="string" office:string-value="\SI{1.0078}{\amu}" calcext:value-type="string">
            <text:p>\SI{1.0078}{\amu}</text:p>
          </table:table-cell>
          <table:table-cell table:style-name="ce28" table:formula="of:=IF([.$N24]=&quot;&quot;;&quot;&quot;;CONCATENATE(&quot;$&quot;;[.$O24];&quot;$&quot;))" office:value-type="string" office:string-value="$m_H$" calcext:value-type="string">
            <text:p>$m_H$</text:p>
          </table:table-cell>
          <table:table-cell table:style-name="ce28"/>
          <table:table-cell table:formula="of:=[.Y24]" office:value-type="string" office:string-value="hydrogen mass" calcext:value-type="string">
            <text:p>hydrogen mass</text:p>
          </table:table-cell>
          <table:table-cell office:value-type="string" calcext:value-type="string">
            <text:p>m_H</text:p>
          </table:table-cell>
          <table:table-cell/>
          <table:table-cell office:value-type="string" calcext:value-type="string">
            <text:p>1.007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amu</text:p>
          </table:table-cell>
          <table:table-cell table:number-columns-repeated="3"/>
          <table:table-cell office:value-type="string" calcext:value-type="string">
            <text:p>Masse des Wasserstoffatoms</text:p>
          </table:table-cell>
          <table:table-cell/>
          <table:table-cell office:value-type="string" calcext:value-type="string">
            <text:p>hydrogen mas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5]=&quot;&quot;;&quot;&quot;;[.N25])" office:value-type="string" office:string-value="Planck constant" calcext:value-type="string">
            <text:p>Planck constant</text:p>
          </table:table-cell>
          <table:table-cell table:style-name="ce28" table:formula="of:=IF([.$N25]=&quot;&quot;;&quot;&quot;;CONCATENATE(&quot;$&quot;;[.$O25];&quot;$&quot;))" office:value-type="string" office:string-value="$h$" calcext:value-type="string">
            <text:p>$h$</text:p>
          </table:table-cell>
          <table:table-cell table:style-name="ce28"/>
          <table:table-cell table:style-name="ce28" table:formula="of:=IF([.$N25]=&quot;&quot;;&quot;&quot;;CONCATENATE(&quot;$&quot;;[.$O25];&quot;$&quot;))" office:value-type="string" office:string-value="$h$" calcext:value-type="string">
            <text:p>$h$</text:p>
          </table:table-cell>
          <table:table-cell table:style-name="ce28" table:formula="of:=IF([.N25]=&quot;&quot;;&quot;&quot;;[.N25])" office:value-type="string" office:string-value="Planck constant" calcext:value-type="string">
            <text:p>Planck constant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25]=&quot;&quot;;&quot;&quot;;CONCATENATE(&quot;\SI{&quot;;[.Q25];&quot;}{&quot;;[.S25];&quot;}&quot;))" office:value-type="string" office:string-value="\SI{6.626e-34}{\joule\second}" calcext:value-type="string">
            <text:p>\SI{6.626e-34}{\joule\second}</text:p>
          </table:table-cell>
          <table:table-cell table:style-name="ce28" table:formula="of:=IF([.$N25]=&quot;&quot;;&quot;&quot;;CONCATENATE(&quot;$&quot;;[.$O25];&quot;$&quot;))" office:value-type="string" office:string-value="$h$" calcext:value-type="string">
            <text:p>$h$</text:p>
          </table:table-cell>
          <table:table-cell table:style-name="ce28"/>
          <table:table-cell table:formula="of:=[.Y25]" office:value-type="string" office:string-value="Planck constant" calcext:value-type="string">
            <text:p>Planck constant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6.626e-34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\joule\second</text:p>
          </table:table-cell>
          <table:table-cell table:number-columns-repeated="3"/>
          <table:table-cell office:value-type="string" calcext:value-type="string">
            <text:p>Plancksches Wirkungsquantum</text:p>
          </table:table-cell>
          <table:table-cell/>
          <table:table-cell office:value-type="string" calcext:value-type="string">
            <text:p>Planck constan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6]=&quot;&quot;;&quot;&quot;;[.N26])" office:value-type="string" office:string-value="charge-to-mass ratio of an electron" calcext:value-type="string">
            <text:p>charge-to-mass ratio of an electron</text:p>
          </table:table-cell>
          <table:table-cell table:style-name="ce28" table:formula="of:=IF([.$N26]=&quot;&quot;;&quot;&quot;;CONCATENATE(&quot;$&quot;;[.$O26];&quot;$&quot;))" office:value-type="string" office:string-value="$\frac{e}{m_e}$" calcext:value-type="string">
            <text:p>$\frac{e}{m_e}$</text:p>
          </table:table-cell>
          <table:table-cell table:style-name="ce28"/>
          <table:table-cell table:style-name="ce28" table:formula="of:=IF([.$N26]=&quot;&quot;;&quot;&quot;;CONCATENATE(&quot;$&quot;;[.$O26];&quot;$&quot;))" office:value-type="string" office:string-value="$\frac{e}{m_e}$" calcext:value-type="string">
            <text:p>$\frac{e}{m_e}$</text:p>
          </table:table-cell>
          <table:table-cell table:style-name="ce28" table:formula="of:=IF([.N26]=&quot;&quot;;&quot;&quot;;[.N26])" office:value-type="string" office:string-value="charge-to-mass ratio of an electron" calcext:value-type="string">
            <text:p>charge-to-mass ratio of an electron</text:p>
          </table:table-cell>
          <table:table-cell table:style-name="ce28"/>
          <table:table-cell table:style-name="ce34" office:value-type="string" calcext:value-type="string">
            <text:p>$e / m_e$</text:p>
          </table:table-cell>
          <table:table-cell table:style-name="ce28" table:formula="of:=IF([.N26]=&quot;&quot;;&quot;&quot;;[.N26])" office:value-type="string" office:string-value="charge-to-mass ratio of an electron" calcext:value-type="string">
            <text:p>charge-to-mass ratio of an electron</text:p>
          </table:table-cell>
          <table:table-cell table:style-name="ce28"/>
          <table:table-cell table:style-name="ce28" table:formula="of:=IF([.N26]=&quot;&quot;;&quot;&quot;;CONCATENATE(&quot;\SI{&quot;;[.Q26];&quot;}{&quot;;[.S26];&quot;}&quot;))" office:value-type="string" office:string-value="\SI{1.76e11}{\coulomb\per\kilogram}" calcext:value-type="string">
            <text:p>\SI{1.76e11}{\coulomb\per\kilogram}</text:p>
          </table:table-cell>
          <table:table-cell table:style-name="ce34"/>
          <table:table-cell table:style-name="ce28"/>
          <table:table-cell table:formula="of:=[.Y26]" office:value-type="string" office:string-value="charge-to-mass ratio of an electron" calcext:value-type="string">
            <text:p>charge-to-mass ratio of an electron</text:p>
          </table:table-cell>
          <table:table-cell office:value-type="string" calcext:value-type="string">
            <text:p>\frac{e}{m_e}</text:p>
          </table:table-cell>
          <table:table-cell/>
          <table:table-cell office:value-type="string" calcext:value-type="string">
            <text:p>1.76e11</text:p>
          </table:table-cell>
          <table:table-cell office:value-type="string" calcext:value-type="string">
            <text:p>C/ kg </text:p>
          </table:table-cell>
          <table:table-cell office:value-type="string" calcext:value-type="string">
            <text:p>\coulomb\per\kilogram</text:p>
          </table:table-cell>
          <table:table-cell table:number-columns-repeated="3"/>
          <table:table-cell office:value-type="string" calcext:value-type="string">
            <text:p>Spezifische Ladung des Elektrons</text:p>
          </table:table-cell>
          <table:table-cell/>
          <table:table-cell office:value-type="string" calcext:value-type="string">
            <text:p>charge-to-mass ratio of an electr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7]=&quot;&quot;;&quot;&quot;;[.N27])" office:value-type="string" office:string-value="molar gas constant" calcext:value-type="string">
            <text:p>molar gas constant</text:p>
          </table:table-cell>
          <table:table-cell table:style-name="ce28" table:formula="of:=IF([.$N27]=&quot;&quot;;&quot;&quot;;CONCATENATE(&quot;$&quot;;[.$O27];&quot;$&quot;))" office:value-type="string" office:string-value="$R_m$" calcext:value-type="string">
            <text:p>$R_m$</text:p>
          </table:table-cell>
          <table:table-cell table:style-name="ce28"/>
          <table:table-cell table:style-name="ce28" table:formula="of:=IF([.$N27]=&quot;&quot;;&quot;&quot;;CONCATENATE(&quot;$&quot;;[.$O27];&quot;$&quot;))" office:value-type="string" office:string-value="$R_m$" calcext:value-type="string">
            <text:p>$R_m$</text:p>
          </table:table-cell>
          <table:table-cell table:style-name="ce28" table:formula="of:=IF([.N27]=&quot;&quot;;&quot;&quot;;[.N27])" office:value-type="string" office:string-value="molar gas constant" calcext:value-type="string">
            <text:p>molar gas constant</text:p>
          </table:table-cell>
          <table:table-cell table:style-name="ce28"/>
          <table:table-cell table:style-name="ce34" office:value-type="string" calcext:value-type="string">
            <text:p>$N_A\cdot k_B$</text:p>
          </table:table-cell>
          <table:table-cell table:style-name="ce28" table:formula="of:=IF([.$N27]=&quot;&quot;;&quot;&quot;;CONCATENATE(&quot;$&quot;;[.$O27];&quot;$&quot;))" office:value-type="string" office:string-value="$R_m$" calcext:value-type="string">
            <text:p>$R_m$</text:p>
          </table:table-cell>
          <table:table-cell table:style-name="ce28"/>
          <table:table-cell table:style-name="ce28" table:formula="of:=IF([.N27]=&quot;&quot;;&quot;&quot;;CONCATENATE(&quot;\SI{&quot;;[.Q27];&quot;}{&quot;;[.S27];&quot;}&quot;))" office:value-type="string" office:string-value="\SI{8.314}{\joule\per\mol\per\kelvin}" calcext:value-type="string">
            <text:p>\SI{8.314}{\joule\per\mol\per\kelvin}</text:p>
          </table:table-cell>
          <table:table-cell table:style-name="ce28" table:formula="of:=IF([.$N27]=&quot;&quot;;&quot;&quot;;CONCATENATE(&quot;$&quot;;[.$O27];&quot;$&quot;))" office:value-type="string" office:string-value="$R_m$" calcext:value-type="string">
            <text:p>$R_m$</text:p>
          </table:table-cell>
          <table:table-cell table:style-name="ce28"/>
          <table:table-cell table:formula="of:=[.Y27]" office:value-type="string" office:string-value="molar gas constant" calcext:value-type="string">
            <text:p>molar gas constant</text:p>
          </table:table-cell>
          <table:table-cell office:value-type="string" calcext:value-type="string">
            <text:p>R_m</text:p>
          </table:table-cell>
          <table:table-cell office:value-type="string" calcext:value-type="string">
            <text:p>N_A * k_B</text:p>
          </table:table-cell>
          <table:table-cell office:value-type="string" calcext:value-type="string">
            <text:p>8.314</text:p>
          </table:table-cell>
          <table:table-cell office:value-type="string" calcext:value-type="string">
            <text:p>J/(K kmol)</text:p>
          </table:table-cell>
          <table:table-cell office:value-type="string" calcext:value-type="string">
            <text:p>\joule\per\mol\per\kelvin</text:p>
          </table:table-cell>
          <table:table-cell table:number-columns-repeated="3"/>
          <table:table-cell office:value-type="string" calcext:value-type="string">
            <text:p>Molare Gaskonstante</text:p>
          </table:table-cell>
          <table:table-cell/>
          <table:table-cell office:value-type="string" calcext:value-type="string">
            <text:p>molar gas constan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8]=&quot;&quot;;&quot;&quot;;[.N28])" office:value-type="string" office:string-value="Rydberg frequency" calcext:value-type="string">
            <text:p>Rydberg frequency</text:p>
          </table:table-cell>
          <table:table-cell table:style-name="ce28" table:formula="of:=IF([.$N28]=&quot;&quot;;&quot;&quot;;CONCATENATE(&quot;$&quot;;[.$O28];&quot;$&quot;))" office:value-type="string" office:string-value="$f_R$" calcext:value-type="string">
            <text:p>$f_R$</text:p>
          </table:table-cell>
          <table:table-cell table:style-name="ce28"/>
          <table:table-cell table:style-name="ce28" table:formula="of:=IF([.$N28]=&quot;&quot;;&quot;&quot;;CONCATENATE(&quot;$&quot;;[.$O28];&quot;$&quot;))" office:value-type="string" office:string-value="$f_R$" calcext:value-type="string">
            <text:p>$f_R$</text:p>
          </table:table-cell>
          <table:table-cell table:style-name="ce28" table:formula="of:=IF([.N28]=&quot;&quot;;&quot;&quot;;[.N28])" office:value-type="string" office:string-value="Rydberg frequency" calcext:value-type="string">
            <text:p>Rydberg frequency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28]=&quot;&quot;;&quot;&quot;;CONCATENATE(&quot;\SI{&quot;;[.Q28];&quot;}{&quot;;[.S28];&quot;}&quot;))" office:value-type="string" office:string-value="\SI{3.290e15}{\hertz}" calcext:value-type="string">
            <text:p>\SI{3.290e15}{\hertz}</text:p>
          </table:table-cell>
          <table:table-cell table:style-name="ce28" table:formula="of:=IF([.$N28]=&quot;&quot;;&quot;&quot;;CONCATENATE(&quot;$&quot;;[.$O28];&quot;$&quot;))" office:value-type="string" office:string-value="$f_R$" calcext:value-type="string">
            <text:p>$f_R$</text:p>
          </table:table-cell>
          <table:table-cell table:style-name="ce28"/>
          <table:table-cell office:value-type="string" calcext:value-type="string">
            <text:p>Rydberg frequency</text:p>
          </table:table-cell>
          <table:table-cell office:value-type="string" calcext:value-type="string">
            <text:p>f_R</text:p>
          </table:table-cell>
          <table:table-cell/>
          <table:table-cell office:value-type="string" calcext:value-type="string">
            <text:p>3.290e15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\hertz</text:p>
          </table:table-cell>
          <table:table-cell table:number-columns-repeated="3"/>
          <table:table-cell office:value-type="string" calcext:value-type="string">
            <text:p>Molare Gaskonstante</text:p>
          </table:table-cell>
          <table:table-cell/>
          <table:table-cell office:value-type="string" calcext:value-type="string">
            <text:p>molar gas constant</text:p>
          </table:table-cell>
          <table:table-cell table:number-columns-repeated="1001"/>
        </table:table-row>
        <table:table-row table:style-name="ro1" table:number-rows-repeated="1048547">
          <table:table-cell table:number-columns-repeated="1026"/>
        </table:table-row>
        <table:table-row table:style-name="ro1">
          <table:table-cell table:number-columns-repeated="10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SungtiL GB" style:font-family-asian="'AR PL SungtiL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3">00/00/0000</text:date>, <text:time style:data-style-name="N2" text:time-value="09:30:38.888809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23T09:34:23.422454000</dc:date>
    <meta:editing-duration>PT4H1M6S</meta:editing-duration>
    <meta:editing-cycles>93</meta:editing-cycles>
    <meta:generator>LibreOffice/25.2.4.3$MacOSX_AARCH64 LibreOffice_project/33e196637044ead23f5c3226cde09b47731f7e27</meta:generator>
    <meta:print-date>2019-01-01T16:59:37.016746981</meta:print-date>
    <meta:document-statistic meta:table-count="1" meta:cell-count="412" meta:object-count="0"/>
  </office:meta>
</office:document-meta>
</file>